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2256" officeooo:paragraph-rsid="000d2256"/>
    </style:style>
    <style:style style:name="P2" style:family="paragraph" style:parent-style-name="Standard">
      <style:text-properties fo:font-size="15pt" fo:font-weight="bold" officeooo:rsid="000d2256" officeooo:paragraph-rsid="000d2256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6pt" fo:font-weight="bold" officeooo:rsid="000d2256" officeooo:paragraph-rsid="000d2256" style:font-size-asian="16pt" style:font-weight-asian="bold" style:font-size-complex="16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¿Por qué un lenguaje de programación sólo puede utilizarse en algunos sistemas operativos y en otros no?</text:p>
      <text:p text:style-name="P1"/>
      <text:p text:style-name="P1">Un lenguaje de programación puede tener limitaciones de uso en algunos sistemas operativos debido a </text:p>
      <text:p text:style-name="P1">diferencias en la arquitectura y las interfaces de programación, dependencia de bibliotecas y herramientas</text:p>
      <text:p text:style-name="P1">específicas del sistema operativo, la falta de una implementación o compilador compatible, y decisiones <text:s/>estratégicas de los desarrolladores para enfocar su soporte en sistemas operativos particulares. </text:p>
      <text:p text:style-name="P1">Estos factores pueden restringir la portabilidad del lenguaje y hacer que no sea utilizable en todos </text:p>
      <text:p text:style-name="P1">los sistemas operativos.</text:p>
      <text:p text:style-name="P1"/>
      <text:p text:style-name="P1"/>
      <text:p text:style-name="P3">¿Que tipo de maquina virtual es virtualbox?</text:p>
      <text:p text:style-name="P1">VirtualBox es una máquina virtual de tipo 2, también conocida como máquina virtual de software </text:p>
      <text:p text:style-name="P1">o máquina virtual de nivel de sistema operativo.</text:p>
      <text:p text:style-name="P1"/>
      <text:p text:style-name="P1"/>
      <text:p text:style-name="P1"><text:span text:style-name="T2">¿Si tengo mas de una maquina virtual instalada, y una se rompe, esto afecta a las demas? ¿porque?</text:span></text:p>
      <text:p text:style-name="P1"/>
      <text:p text:style-name="P1">No, si una máquina virtual se rompe, no afecta directamente a las demás máquinas virtuales. </text:p>
      <text:p text:style-name="P1">Cada máquina virtual se ejecuta de forma aislada, emulando un entorno separado, con su propio </text:p>
      <text:p text:style-name="P1">sistema operativo y recursos asignados. Por lo tanto, un problema en una máquina virtual no se </text:p>
      <text:p text:style-name="P1">propaga a las demás, a menos que el problema sea a nivel de infraestructura o recursos compartidos, </text:p>
      <text:p text:style-name="P1">como un fallo en el hipervisor o una falta de recursos físic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03T22:41:49.455817476</meta:creation-date>
    <dc:date>2023-07-03T22:44:50.254961717</dc:date>
    <meta:editing-duration>PT3M1S</meta:editing-duration>
    <meta:editing-cycles>1</meta:editing-cycles>
    <meta:document-statistic meta:table-count="0" meta:image-count="0" meta:object-count="0" meta:page-count="1" meta:paragraph-count="15" meta:word-count="214" meta:character-count="1364" meta:non-whitespace-character-count="1156"/>
    <meta:generator>LibreOffice/5.1.6.2$Linux_x86 LibreOffice_project/10m0$Build-2</meta:generator>
  </office:meta>
</office:document-meta>
</file>